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resume-body">
      <style:paragraph-properties fo:margin-left="0in" fo:margin-right="0in" fo:text-indent="0in" style:auto-text-indent="false">
        <style:tab-stops>
          <style:tab-stop style:position="2.4339in"/>
        </style:tab-stops>
      </style:paragraph-properties>
    </style:style>
    <style:style style:name="P2" style:family="paragraph" style:parent-style-name="resume-top_5f_heading">
      <style:paragraph-properties fo:margin-top="0.1528in" fo:margin-bottom="0.0417in" loext:contextual-spacing="false" fo:text-align="justify" style:justify-single-word="false"/>
    </style:style>
    <style:style style:name="P3" style:family="paragraph" style:parent-style-name="resume_5f_heading">
      <style:paragraph-properties fo:break-before="page"/>
    </style:style>
    <style:style style:name="P4" style:family="paragraph" style:parent-style-name="resume-top_5f_heading">
      <style:paragraph-properties fo:margin-top="0in" fo:margin-bottom="0.0417in" loext:contextual-spacing="false" fo:text-align="justify" fo:text-align-last="justify" style:justify-single-word="false"/>
    </style:style>
    <style:style style:name="P5" style:family="paragraph" style:parent-style-name="resume-top_5f_heading">
      <style:paragraph-properties fo:margin-top="0in" fo:margin-bottom="0.0417in" loext:contextual-spacing="false" fo:text-align="start" style:justify-single-word="false"/>
    </style:style>
    <style:style style:name="P6" style:family="paragraph" style:parent-style-name="resume-top_5f_heading" style:master-page-name="Standard">
      <style:paragraph-properties fo:margin-top="0in" fo:margin-bottom="0in" loext:contextual-spacing="false" fo:text-align="start" style:justify-single-word="false" style:page-number="auto"/>
      <style:text-properties fo:font-variant="normal" fo:text-transform="none" style:font-name="Franklin Gothic Medium1" fo:font-size="24pt" fo:language="en" fo:country="US" fo:font-style="normal" fo:font-weight="normal" style:font-size-asian="24pt" style:font-style-asian="normal" style:font-weight-asian="normal" style:font-size-complex="24pt" style:font-weight-complex="normal"/>
    </style:style>
    <style:style style:name="P7" style:family="paragraph" style:parent-style-name="resume-body-bullet" style:list-style-name="L2"/>
    <style:style style:name="P8" style:family="paragraph" style:parent-style-name="resume-body-bullet" style:list-style-name="L2">
      <style:paragraph-properties>
        <style:tab-stops/>
      </style:paragraph-properties>
    </style:style>
    <style:style style:name="P9" style:family="paragraph" style:parent-style-name="resume-body-bullet" style:list-style-name="L3"/>
    <style:style style:name="P10" style:family="paragraph" style:parent-style-name="resume-body-bullet" style:list-style-name="L4"/>
    <style:style style:name="P11" style:family="paragraph" style:parent-style-name="resume-body-bullet" style:list-style-name="L4">
      <style:text-properties style:language-complex="en" style:country-complex="US"/>
    </style:style>
    <style:style style:name="P12" style:family="paragraph" style:parent-style-name="resume-body-bullet" style:list-style-name="L5"/>
    <style:style style:name="P13" style:family="paragraph" style:parent-style-name="resume-body-bullet" style:list-style-name="L1" style:master-page-name="">
      <style:paragraph-properties fo:margin-left="0.2071in" fo:margin-right="0in" fo:margin-top="0in" fo:margin-bottom="0in" loext:contextual-spacing="false" style:line-height-at-least="0.0098in" fo:text-align="start" style:justify-single-word="false" fo:orphans="2" fo:widows="2" fo:hyphenation-ladder-count="no-limit" style:register-true="true" fo:text-indent="-0.1083in" style:auto-text-indent="false" style:page-number="auto" style:punctuation-wrap="hanging" style:writing-mode="lr-tb">
        <style:tab-stops>
          <style:tab-stop style:position="0.3362in"/>
          <style:tab-stop style:position="0.8362in"/>
          <style:tab-stop style:position="1in"/>
        </style:tab-stops>
      </style:paragraph-properties>
      <style:text-properties fo:hyphenate="false" fo:hyphenation-remain-char-count="2" fo:hyphenation-push-char-count="2"/>
    </style:style>
    <style:style style:name="P14" style:family="paragraph" style:parent-style-name="resume-body-bullet" style:list-style-name="L1">
      <style:paragraph-properties fo:margin-left="0.2071in" fo:margin-right="0in" fo:margin-top="0in" fo:margin-bottom="0in" loext:contextual-spacing="false" style:line-height-at-least="0.0098in" fo:text-align="start" style:justify-single-word="false" fo:orphans="2" fo:widows="2" fo:hyphenation-ladder-count="no-limit" style:register-true="true" fo:text-indent="-0.1083in" style:auto-text-indent="false" style:punctuation-wrap="hanging" style:writing-mode="lr-tb">
        <style:tab-stops>
          <style:tab-stop style:position="0.3362in"/>
          <style:tab-stop style:position="0.8362in"/>
          <style:tab-stop style:position="1in"/>
        </style:tab-stops>
      </style:paragraph-properties>
      <style:text-properties fo:hyphenate="false" fo:hyphenation-remain-char-count="2" fo:hyphenation-push-char-count="2"/>
    </style:style>
    <style:style style:name="T1" style:family="text">
      <style:text-properties fo:font-variant="normal" fo:text-transform="none" fo:color="#00000a" style:text-line-through-style="none" style:text-line-through-type="none" style:font-name="Arial1" fo:font-size="12pt" fo:language="en" fo:country="US" fo:font-style="normal" style:text-underline-style="none" fo:font-weight="normal" style:text-blinking="false" style:font-size-asian="12pt" style:font-style-asian="normal" style:font-weight-asian="normal" style:font-size-complex="12pt" style:language-complex="en" style:country-complex="US" style:font-weight-complex="normal"/>
    </style:style>
    <style:style style:name="T2" style:family="text">
      <style:text-properties fo:font-variant="normal" fo:text-transform="none" style:text-line-through-style="none" style:text-line-through-type="none" style:font-name="Arial1" fo:font-size="12pt" fo:font-style="normal" style:text-underline-style="none" fo:font-weight="normal" style:text-blinking="false" style:font-size-asian="12pt" style:font-style-asian="normal" style:font-weight-asian="normal" style:font-size-complex="12pt" style:font-weight-complex="normal"/>
    </style:style>
    <style:style style:name="T3" style:family="text">
      <style:text-properties fo:font-variant="normal" fo:text-transform="none" style:font-name="Times New Roman" fo:font-size="10pt" fo:letter-spacing="normal" fo:font-style="normal" fo:font-weight="normal" fo:background-color="#ffffff" loext:char-shading-value="0" style:font-size-asian="10pt" style:font-size-complex="10pt"/>
    </style:style>
    <style:style style:name="T4" style:family="text">
      <style:text-properties fo:font-style="normal" style:font-style-asian="normal" style:font-style-complex="normal"/>
    </style:style>
    <style:style style:name="T5" style:family="text">
      <style:text-properties style:font-name="Arial1" fo:font-size="12pt" style:text-underline-style="none" fo:font-weight="normal" style:font-size-asian="12pt" style:font-weight-asian="normal" style:font-size-complex="12pt" style:font-weight-complex="normal"/>
    </style:style>
    <style:style style:name="T6" style:family="text">
      <style:text-properties style:font-name="Times New Roman" fo:font-size="10pt" style:font-size-asian="10pt" style:font-size-complex="10pt"/>
    </style:style>
    <style:style style:name="T7" style:family="text">
      <style:text-properties officeooo:rsid="000345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ristopher C. Petro</text:p>
      <text:p text:style-name="P4"><text:a xlink:type="simple" xlink:href="mailto:petro+nj@cpetro.us" text:style-name="Internet_20_link" text:visited-style-name="Visited_20_Internet_20_Link"><text:span text:style-name="Internet_20_link">petro</text:span></text:a><text:a xlink:type="simple" xlink:href="mailto:petro+nj@cpetro.us" text:style-name="Internet_20_link" text:visited-style-name="Visited_20_Internet_20_Link"><text:span text:style-name="Internet_20_link">+</text:span></text:a><text:a xlink:type="simple" xlink:href="mailto:petro+nj@cpetro.us" text:style-name="Internet_20_link" text:visited-style-name="Visited_20_Internet_20_Link"><text:span text:style-name="Internet_20_link"><text:span text:style-name="T5">nj@cpetro.us</text:span></text:span></text:a><text:span text:style-name="Internet_20_link"><text:span text:style-name="T2"> </text:span></text:span><text:span text:style-name="Internet_20_link"><text:span text:style-name="T1">720-446-9903</text:span></text:span></text:p>
      <text:p text:style-name="P5"><text:span text:style-name="Internet_20_link"><text:span text:style-name="T1">Arvada, Colorado</text:span></text:span></text:p>
      <text:p text:style-name="P2">Employment History</text:p>
      <text:p text:style-name="resume-second_5f_heading">October 2015 to <text:span text:style-name="T7">Jan 2019</text:span>: Atayo Systems/MBI Solutions, Team Lead, Utility Infielder, Developer </text:p>
      <text:p text:style-name="resume-body">MBI is working with Blue Shield of California to build a data warehouse using the Netezza appliance. </text:p>
      <text:p text:style-name="resume-body">Over the time here I've worked in several different roles as the contracts with Blue Shield have changed. I have been a<text:span text:style-name="T6"> T</text:span><text:span text:style-name="T3">eam lead for Infrastructure and for Application Support teams, Infrastructure developer but mostly a Utility Infielder.</text:span></text:p>
      <text:list xml:id="list1768473996664435815" text:style-name="L1">
        <text:list-item>
          <text:p text:style-name="P13">Ongoing maintenance on existing code and development of new scripts in Bash, Perl and Python. <text:s/></text:p>
        </text:list-item>
        <text:list-item>
          <text:p text:style-name="P14">Assisted in developing unit test scripts (SQL) and in building a scaffolding (in Perl and Bash) <text:s/>for executing and reporting on those tests. </text:p>
        </text:list-item>
        <text:list-item>
          <text:p text:style-name="P14">Developed workflow, including custom processing in bash, and SQL for ingesting files into data warehouse</text:p>
        </text:list-item>
        <text:list-item>
          <text:p text:style-name="P14">Assist where needed in the troubleshooting and development of application infrastructure code</text:p>
        </text:list-item>
        <text:list-item>
          <text:p text:style-name="P14">Work with developers to define goals, determine needs and focus and refine processes</text:p>
        </text:list-item>
        <text:list-item>
          <text:p text:style-name="P14">Work with external groups and service providers to meet those goals and needs as well as acquiring resources </text:p>
        </text:list-item>
        <text:list-item>
          <text:p text:style-name="P14">Write and maintain monitoring and information gathering scripts in Bash and Python</text:p>
        </text:list-item>
        <text:list-item>
          <text:p text:style-name="P14">Work with other organizations at BSC to develop, maintain processes and resolve problems</text:p>
        </text:list-item>
        <text:list-item>
          <text:p text:style-name="P14">Lead, <text:s/>managed and mentored the Application Support team (April ‘16 to April ‘17)</text:p>
        </text:list-item>
        <text:list-item>
          <text:p text:style-name="P14">Mentor and lead junior team members, peers, management and senior developers</text:p>
        </text:list-item>
      </text:list>
      <text:p text:style-name="resume-second_5f_heading">March 2014 to October 2015: Teksystems/Comcast Inc., Senior Linux Administrator</text:p>
      <text:p text:style-name="P1">Member of the operations team managing of Comcast's IP based Content Distribution Networks (CDN)</text:p>
      <text:list xml:id="list790462781795637764" text:style-name="L2">
        <text:list-item>
          <text:p text:style-name="P8">Deploying and managing servers (Centos 6.x on HP &amp; Dell hardware) using custom kickstart &amp; puppet.</text:p>
        </text:list-item>
        <text:list-item>
          <text:p text:style-name="P7">Troubleshooting the CDN and Traffic Control (an open source control plane for Apache Traffic server).</text:p>
        </text:list-item>
        <text:list-item>
          <text:p text:style-name="P8">Writing &amp; fixing scripts(Bash, Perl, Python) for automation including using Traffic Control API </text:p>
        </text:list-item>
        <text:list-item>
          <text:p text:style-name="P8">Worked with the engineering team to provide bug fixes, feature enhancements and documentation for Traffic Control in Perl (listed as a Contributor to Traffic Control)</text:p>
        </text:list-item>
        <text:list-item>
          <text:p text:style-name="P8">Helped manage the development environment, budgeting &amp; ordering of new equipment</text:p>
        </text:list-item>
      </text:list>
      <text:p text:style-name="resume-second_5f_heading">July 2013 to Dec 2013: Robert Half Technologies/Viasat, Contract Senior Linux Administrator</text:p>
      <text:p text:style-name="resume-body">Assisted the Back Office Operations team.</text:p>
      <text:list xml:id="list4613554640342951768" text:style-name="L3">
        <text:list-item>
          <text:p text:style-name="P9">Server provisioning with Cobbler including template customization with Cheeta</text:p>
        </text:list-item>
        <text:list-item>
          <text:p text:style-name="P9">Installation with kickstart &amp; configuration management with Puppet</text:p>
        </text:list-item>
        <text:list-item>
          <text:p text:style-name="P9">Python and Bash scripting as well as process documentation</text:p>
        </text:list-item>
      </text:list>
      <text:p text:style-name="resume-second_5f_heading">November 2010 to December 2012: Raytheon IIS, Senior Technologist I</text:p>
      <text:p text:style-name="resume-body">Provided System Administration (Unix, Red Hat Linux variants, etc.) in Alice Springs, Australia to the Operations and Maintenance organization (about 7 months) and to an R&amp;D lab (17 months)</text:p>
      <text:list xml:id="list3267332854849243379" text:style-name="L4">
        <text:list-item>
          <text:p text:style-name="P10">Worked with site security on integrating a new firewall &amp; security audits.</text:p>
        </text:list-item>
        <text:list-item>
          <text:p text:style-name="P10">Assisted with budgeting &amp; resource/purchase prioritization</text:p>
        </text:list-item>
        <text:list-item>
          <text:p text:style-name="P10">Worked with multinational team &amp; coordinated between organizations on three continents.</text:p>
        </text:list-item>
        <text:list-item>
          <text:p text:style-name="P11">Provided advanced support to researchers &amp; analysts</text:p>
        </text:list-item>
        <text:list-item>
          <text:p text:style-name="P11">Soup to nuts Unix/Linux administration including racking, cabling, installing, documenting, scripting etc.</text:p>
        </text:list-item>
      </text:list>
      <text:p text:style-name="resume-second_5f_heading">March 2010 to July 2010: Vendio Services, Inc. Contract Linux/Unix Systems Administration</text:p>
      <text:p text:style-name="resume-body">Assisted Vendio with clean up and integration work during a transitional period. Company was sold to Alibaba. <text:s text:c="2"/></text:p>
      <text:p text:style-name="resume-second_5f_heading">November 08 to November 09: <text:span text:style-name="Emphasis"><text:span text:style-name="T4">Raytheon</text:span></text:span> Intl. Sup Co., Senior Technologist II (Baghdad, Iraq)</text:p>
      <text:list xml:id="list1247789697832728850" text:style-name="L5">
        <text:list-item>
          <text:p text:style-name="P12">Install and support VMWare ESX &amp; Virtual Center at over 9 sites around Iraq for Centcom</text:p>
        </text:list-item>
        <text:list-item>
          <text:p text:style-name="P12">Advised military leadership on capabilities and limitations of ESX. </text:p>
        </text:list-item>
        <text:list-item>
          <text:p text:style-name="P12">Assisted with disaster recovery planning and building a DR site. </text:p>
        </text:list-item>
      </text:list>
      <text:p text:style-name="P3">Technical Synopsis</text:p>
      <text:p text:style-name="resume-synopsis_20_unjustified">Experience working in a 24×7 and “Mission Critical” operations environments ranging from Silicon Valley startups to DoD data centers and research labs, with the majority of the experience being <text:s/>Linux based systems (Predominately Red Hat, Centos and Debian/Ubuntu) and VMWare ESX. </text:p>
      <text:p text:style-name="resume-synopsis_20_unjustified">Several years experience in running small to mid-sized (5 to 600s server) Internet sites, as well as some experience large sites (5k servers), multi-site networks, internal IT and help desk/Technical Support. </text:p>
      <text:p text:style-name="resume-synopsis_20_unjustified">Worked with switches including the Cisco and Juniper. Most of the experience is in vlan/switchport configuration and troubleshooting. Also LACP bonding on both server and switch/router side.</text:p>
      <text:p text:style-name="resume-synopsis_20_unjustified">Installation and troubleshooting on various SANs and NASs (EMC, HP, NetApp).</text:p>
      <text:p text:style-name="resume-synopsis_20_unjustified">Experience working with Big Data/BI Developers and Operations.</text:p>
      <text:p text:style-name="resume-synopsis_20_unjustified">Experience in security hardening and risk management, both in civilian and DoD settings.</text:p>
      <text:p text:style-name="resume-synopsis_20_unjustified">Experience with many network protocols including SMTP, HTTP, DNS. Experience with NFS, and SAMBA/CIFS. Experience with NIS and LDAP (enough exposure to Active Directory to have acquired immunity). Utilized Linux and OpenBSD to implement Proxies, Caching Web Proxies (with Squid and Apache Traffic Server) and firewalls (Linux's IP Tables and Secure Computing's Sidewinder). Network monitoring with Nagios, including writing plugins. Experience with both Hardware &amp; Software RAID and LVM on Linux. Implemented various archive, backup and DR strategies—including the use of Veritas NetBackup. Created Kickstart install servers and configurations.</text:p>
      <text:p text:style-name="resume-synopsis_20_unjustified">Experience administrating both Mysql and PostgreSQL, including some limited database development. Some work with IBM’s Netezza data warehouse appliance. Some experience with SQL, up to the level of basic joins. </text:p>
      <text:p text:style-name="resume-synopsis_20_unjustified">Proficient in BASH and Python scripting, less so in Perl and PHP. Some exposure to C, C++, and Java. Experienced with building software, both from packages and from source code. Experience with Puppet, Cobbler and similar technologies. </text:p>
      <text:p text:style-name="resume_5f_heading">Certifications</text:p>
      <text:p text:style-name="resume-synopsis_20_unjustified">CISSP</text:p>
      <text:p text:style-name="resume-synopsis_20_unjustified">CompTIA: A+, Net+, Security+</text:p>
      <text:p text:style-name="resume-synopsis_20_unjustified">VMWare: VCP 2.5 and 3.0 (expired and not used in a while). </text:p>
      <text:p text:style-name="resume_5f_heading">Education</text:p>
      <text:p text:style-name="resume-second_5f_heading">School of the Art Institute of Chicago</text:p>
      <text:p text:style-name="resume-synopsis_20_unjustified">Earned a Bachelors of Fine Arts. Studies focused on Graphic Design and Art &amp;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0693in" fo:orphans="2" fo:widows="2" fo:hyphenation-ladder-count="no-limit" style:punctuation-wrap="hanging" style:writing-mode="lr-tb">
        <style:tab-stops>
          <style:tab-stop style:position="0.5in"/>
        </style:tab-stops>
      </style:paragraph-properties>
      <style:text-properties fo:color="#00000a"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055in" fo:margin-bottom="0.0417in" loext:contextual-spacing="false"/>
      <style:text-properties style:font-name="Arial" fo:font-family="Arial" style:font-family-generic="roman" style:font-pitch="variable" fo:font-size="17pt" fo:font-weight="bold" style:font-name-asian="Arial2" style:font-family-asian="Arial" style:font-family-generic-asian="system" style:font-pitch-asian="variable" style:font-size-asian="17pt" style:font-weight-asian="bold" style:font-name-complex="Arial2" style:font-family-complex="Arial" style:font-family-generic-complex="system" style:font-pitch-complex="variable" style:font-size-complex="17pt" style:font-weight-complex="bold"/>
    </style:style>
    <style:style style:name="Heading_20_2" style:display-name="Heading 2" style:family="paragraph" style:parent-style-name="Heading" style:default-outline-level="2" style:list-style-name="" style:class="text">
      <style:paragraph-properties fo:orphans="0" fo:widows="0" fo:hyphenation-ladder-count="no-limit" style:punctuation-wrap="hanging">
        <style:tab-stops>
          <style:tab-stop style:position="0.5in"/>
        </style:tab-stops>
      </style:paragraph-properties>
      <style:text-properties fo:color="#00000a" style:font-name="Times New Roman1" fo:font-family="'Times New Roman'" style:font-family-generic="swiss" style:font-pitch="variable" fo:font-size="18pt" fo:language="de" fo:country="DE" fo:font-weight="bold" style:font-name-asian="Lucida Sans Unicode" style:font-family-asian="'Lucida Sans Unicode'" style:font-family-generic-asian="system" style:font-pitch-asian="variable" style:font-size-asian="18pt" style:language-asian="en" style:country-asian="US" style:font-weight-asian="bold" style:font-name-complex="Tahoma" style:font-family-complex="Tahoma" style:font-family-generic-complex="system" style:font-pitch-complex="variable" style:font-size-complex="18pt" style:language-complex="ar" style:country-complex="SA" style:font-weight-complex="bold" fo:hyphenate="false" fo:hyphenation-remain-char-count="2" fo:hyphenation-push-char-count="2"/>
    </style:style>
    <style:style style:name="Heading_20_3" style:display-name="Heading 3" style:family="paragraph" style:parent-style-name="Standard" style:default-outline-level="3" style:list-style-name="" style:class="text">
      <style:paragraph-properties fo:margin-top="0.3055in" fo:margin-bottom="0.0417in" loext:contextual-spacing="false"/>
      <style:text-properties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0835in" fo:margin-bottom="0in" loext:contextual-spacing="false" style:line-height-at-least="0.0693in"/>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List_20_Contents" style:display-name="List Contents" style:family="paragraph" style:parent-style-name="Standard" style:default-outline-level="" style:class="html">
      <style:paragraph-properties fo:margin-left="0.3937in" fo:margin-right="0in" fo:margin-top="0in" fo:margin-bottom="0in" loext:contextual-spacing="false" fo:text-indent="0in" style:auto-text-indent="false"/>
    </style:style>
    <style:style style:name="WW-Heading" style:family="paragraph" style:parent-style-name="Standard" style:default-outline-level="">
      <style:paragraph-properties fo:margin-top="0.1665in" fo:margin-bottom="0.1965in" loext:contextual-spacing="false" fo:keep-with-next="always"/>
      <style:text-properties style:font-name="Arial" fo:font-family="Arial" style:font-family-generic="roman" style:font-pitch="variable" fo:font-size="14pt" style:font-size-asian="14pt" style:font-size-complex="14pt"/>
    </style:style>
    <style:style style:name="WW-Heading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WW-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default-outline-level="">
      <style:paragraph-properties text:number-lines="false" text:line-number="0"/>
    </style:style>
    <style:style style:name="WW-Quotations"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 style:display-name="WW-List Contents" style:family="paragraph" style:parent-style-name="Standard" style:default-outline-level="">
      <style:paragraph-properties fo:margin-left="0.3937in" fo:margin-right="0in" fo:margin-top="0in" fo:margin-bottom="0in" loext:contextual-spacing="false" fo:text-indent="0in" style:auto-text-indent="false"/>
    </style:style>
    <style:style style:name="WW-Heading1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WW-Caption1"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default-outline-level="">
      <style:paragraph-properties text:number-lines="false" text:line-number="0"/>
    </style:style>
    <style:style style:name="WW-Quotations1"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1" style:display-name="WW-List Contents1" style:family="paragraph" style:parent-style-name="Standard" style:default-outline-level="">
      <style:paragraph-properties fo:margin-left="0.3937in" fo:margin-right="0in" fo:margin-top="0in" fo:margin-bottom="0in" loext:contextual-spacing="false" fo:text-indent="0in" style:auto-text-indent="false"/>
    </style:style>
    <style:style style:name="WW-Caption11"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default-outline-level="">
      <style:paragraph-properties text:number-lines="false" text:line-number="0"/>
    </style:style>
    <style:style style:name="WW-Quotations11"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11" style:display-name="WW-List Contents11" style:family="paragraph" style:parent-style-name="Standard" style:default-outline-level="">
      <style:paragraph-properties fo:margin-left="0.3937in" fo:margin-right="0in" fo:margin-top="0in" fo:margin-bottom="0in" loext:contextual-spacing="false" fo:text-indent="0in" style:auto-text-indent="false"/>
    </style:style>
    <style:style style:name="Block_20_Text" style:display-name="Block Text" style:family="paragraph" style:parent-style-name="Standard" style:default-outline-level="">
      <style:paragraph-properties fo:margin-left="0.25in" fo:margin-right="1in" fo:margin-top="0in" fo:margin-bottom="0.0819in" loext:contextual-spacing="false" fo:text-indent="0in" style:auto-text-indent="false"/>
    </style:style>
    <style:style style:name="Box_20_List" style:display-name="Box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Bullet_20_List" style:display-name="Bullet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Numbered_20_Heading_20_1" style:display-name="Numbered Heading 1" style:family="paragraph" style:parent-style-name="Heading_20_1" style:default-outline-level="">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2pt" fo:font-weight="normal" style:font-name-asian="Lucida Sans Unicode" style:font-family-asian="'Lucida Sans Unicode'" style:font-family-generic-asian="system" style:font-pitch-asian="variable" style:font-size-asian="12pt" style:font-weight-asian="normal" style:font-name-complex="Tahoma" style:font-family-complex="Tahoma" style:font-family-generic-complex="system" style:font-pitch-complex="variable" style:font-size-complex="12pt" style:font-weight-complex="normal"/>
    </style:style>
    <style:style style:name="Chapter_20_Heading" style:display-name="Chapter Heading" style:family="paragraph" style:parent-style-name="Numbered_20_Heading_20_1" style:default-outline-level="">
      <style:paragraph-properties>
        <style:tab-stops>
          <style:tab-stop style:position="1.1in"/>
        </style:tab-stops>
      </style:paragraph-properties>
    </style:style>
    <style:style style:name="Dashed_20_List" style:display-name="Dashe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Diamond_20_List" style:display-name="Diamon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Hand_20_List" style:display-name="Han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Heart_20_List" style:display-name="Heart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Implies_20_List" style:display-name="Implies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Numbered_20_List" style:display-name="Numbere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Lower_20_Case_20_List" style:display-name="Lower Case List" style:family="paragraph" style:parent-style-name="Numbered_20_List" style:default-outline-level=""/>
    <style:style style:name="Lower_20_Roman_20_List" style:display-name="Lower Roman List" style:family="paragraph" style:parent-style-name="Standard" style:default-outline-level="">
      <style:paragraph-properties fo:margin-left="0.5in" fo:margin-right="0in" fo:margin-top="0in" fo:margin-bottom="0in" loext:contextual-spacing="false" fo:text-indent="-0.2992in" style:auto-text-indent="false"/>
      <style:text-properties style:font-name-asian="Lucida Sans Unicode" style:font-family-asian="'Lucida Sans Unicode'" style:font-family-generic-asian="system" style:font-pitch-asian="variable" style:font-name-complex="Tahoma" style:font-family-complex="Tahoma" style:font-family-generic-complex="system" style:font-pitch-complex="variable"/>
    </style:style>
    <style:style style:name="Numbered_20_Heading_20_2" style:display-name="Numbered Heading 2" style:family="paragraph" style:parent-style-name="Heading_20_2" style:default-outline-level="">
      <style:paragraph-properties fo:margin-top="0in" fo:margin-bottom="0in" loext:contextual-spacing="false">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default-outline-level="">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weight="normal" style:font-name-asian="Lucida Sans Unicode" style:font-family-asian="'Lucida Sans Unicode'" style:font-family-generic-asian="system" style:font-pitch-asian="variable" style:font-weight-asian="normal" style:font-name-complex="Tahoma" style:font-family-complex="Tahoma" style:font-family-generic-complex="system" style:font-pitch-complex="variable" style:font-weight-complex="normal"/>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Star_20_List" style:display-name="Star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Tick_20_List" style:display-name="Tick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Triangle_20_List" style:display-name="Triangle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Upper_20_Case_20_List" style:display-name="Upper Case List" style:family="paragraph" style:parent-style-name="Numbered_20_List" style:default-outline-level=""/>
    <style:style style:name="Upper_20_Roman_20_List" style:display-name="Upper Roman List" style:family="paragraph" style:parent-style-name="Numbered_20_List" style:default-outline-level=""/>
    <style:style style:name="resume-body" style:family="paragraph" style:default-outline-level="" style:master-page-name="">
      <style:paragraph-properties fo:margin-left="0in" fo:margin-right="0in" fo:margin-top="0.0598in" fo:margin-bottom="0.0598in" loext:contextual-spacing="true" style:line-height-at-least="0.0799in" fo:text-align="justify" style:justify-single-word="false" fo:orphans="2" fo:widows="2" fo:hyphenation-ladder-count="no-limit" style:register-true="true" fo:text-indent="0in" style:auto-text-indent="false" style:page-number="auto" style:punctuation-wrap="hanging" style:writing-mode="lr-tb">
        <style:tab-stops>
          <style:tab-stop style:position="1in"/>
        </style:tab-stops>
      </style:paragraph-properties>
      <style:text-properties fo:color="#00000a" style:font-name="Times New Roman2" fo:font-family="'Times New Roman'" style:font-style-name="Regular" style:font-family-generic="roman" style:font-pitch="variable" fo:font-size="10pt" fo:letter-spacing="0.0028in" fo:language="en" fo:country="US" style:font-name-asian="Lucida Sans Unicode" style:font-family-asian="'Lucida Sans Unicode'"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top_5f_heading" style:display-name="resume-top_heading" style:family="paragraph" style:default-outline-level="">
      <style:paragraph-properties fo:margin-top="0in" fo:margin-bottom="0in" loext:contextual-spacing="false" fo:text-align="justify" style:justify-single-word="false" fo:orphans="2" fo:widows="2" fo:hyphenation-ladder-count="no-limit" style:punctuation-wrap="hanging" style:writing-mode="lr-tb">
        <style:tab-stops>
          <style:tab-stop style:position="0.5in"/>
        </style:tab-stops>
      </style:paragraph-properties>
      <style:text-properties fo:color="#00000a" style:font-name="Franklin Gothic Medium" fo:font-family="'Franklin Gothic Medium'" style:font-style-name="Regular" style:font-family-generic="swiss" style:font-pitch="variable" fo:font-size="14pt" fo:language="en" fo:country="US" fo:font-weight="600" style:font-name-asian="Lucida Sans Unicode" style:font-family-asian="'Lucida Sans Unicode'" style:font-family-generic-asian="system" style:font-pitch-asian="variable" style:font-size-asian="14pt" style:language-asian="en" style:country-asian="US" style:font-weight-asian="bold"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second_5f_heading" style:display-name="resume-second_heading" style:family="paragraph" style:parent-style-name="resume-top_5f_heading" style:next-style-name="resume-body" style:default-outline-level="" style:master-page-name="">
      <style:paragraph-properties fo:margin-top="0.0799in" fo:margin-bottom="0.0201in" loext:contextual-spacing="false" fo:text-align="justify" style:justify-single-word="false" style:page-number="auto"/>
      <style:text-properties fo:font-size="11pt" fo:letter-spacing="-0.0043in" fo:font-weight="normal" style:font-size-asian="11pt" style:font-weight-asian="bold"/>
    </style:style>
    <style:style style:name="resume-position" style:family="paragraph" style:parent-style-name="resume-second_5f_heading" style:default-outline-level="">
      <style:paragraph-properties fo:margin-left="0.25in" fo:margin-right="0in" fo:margin-top="0in" fo:margin-bottom="0in" loext:contextual-spacing="false" fo:text-indent="0in" style:auto-text-indent="false"/>
      <style:text-properties style:font-name="Albertus Medium" fo:font-family="'Albertus Medium'" style:font-family-generic="roman" style:font-pitch="variable" fo:font-style="italic" fo:font-weight="bold" style:font-style-asian="italic" style:font-weight-asian="bold"/>
    </style:style>
    <style:style style:name="resume-contact" style:family="paragraph" style:parent-style-name="resume-top_5f_heading" style:default-outline-level="">
      <style:paragraph-properties style:line-height-at-least="0.0693in" fo:text-align="justify" style:justify-single-word="false"/>
      <style:text-properties fo:font-size="12pt" fo:font-weight="normal" style:font-size-asian="12pt" style:font-weight-asian="normal"/>
    </style:style>
    <style:style style:name="Objective" style:family="paragraph" style:parent-style-name="resume-body" style:default-outline-level="">
      <style:paragraph-properties fo:text-align="start" style:justify-single-word="false"/>
    </style:style>
    <style:style style:name="resume-objecctive" style:family="paragraph" style:parent-style-name="resume-body" style:default-outline-level="">
      <style:paragraph-properties fo:margin-left="0.5in" fo:margin-right="0.5in" fo:margin-top="0.0402in" fo:margin-bottom="0in" loext:contextual-spacing="false" style:line-height-at-least="0.2098in" fo:text-align="start" style:justify-single-word="false" fo:text-indent="0in" style:auto-text-indent="false"/>
    </style:style>
    <style:style style:name="resume-synopsis" style:family="paragraph" style:parent-style-name="resume-body" style:default-outline-level="">
      <style:paragraph-properties fo:margin-left="0.25in" fo:margin-right="0.25in" fo:margin-top="0.1in" fo:margin-bottom="0.1in" loext:contextual-spacing="false" style:line-height-at-least="0.1945in" fo:text-indent="0in" style:auto-text-indent="false"/>
    </style:style>
    <style:style style:name="resume-body-bullet" style:family="paragraph" style:parent-style-name="resume-body" style:default-outline-level="" style:master-page-name="">
      <style:paragraph-properties fo:margin-left="0in" fo:margin-right="0in" fo:margin-top="0in" fo:margin-bottom="0in" loext:contextual-spacing="false" style:line-height-at-least="0.0098in" fo:text-align="start" style:justify-single-word="false" fo:text-indent="0in" style:auto-text-indent="false" style:page-number="auto">
        <style:tab-stops/>
      </style:paragraph-properties>
      <style:text-properties fo:letter-spacing="normal"/>
    </style:style>
    <style:style style:name="resume_5f_heading" style:display-name="resume_heading" style:family="paragraph" style:parent-style-name="resume-top_5f_heading" style:default-outline-level="">
      <style:paragraph-properties fo:margin-top="0.139in" fo:margin-bottom="0in" loext:contextual-spacing="false" fo:text-align="justify" style:justify-single-word="false"/>
    </style:style>
    <style:style style:name="resume-body-bullet-first" style:family="paragraph" style:parent-style-name="resume-body-bullet" style:default-outline-level="">
      <style:paragraph-properties fo:margin-top="0.0402in" fo:margin-bottom="0in" loext:contextual-spacing="false"/>
    </style:style>
    <style:style style:name="resume-synopsis_20_unjustified" style:display-name="resume-synopsis unjustified" style:family="paragraph" style:parent-style-name="resume-synopsis" style:default-outline-level="">
      <style:paragraph-properties fo:margin-top="0.1in" fo:margin-bottom="0.05in" loext:contextual-spacing="false" fo:text-align="start" style:justify-single-word="false"/>
    </style:style>
    <style:style style:name="resume-underbar" style:family="paragraph" style:parent-style-name="resume-top_5f_heading" style:default-outline-level="">
      <style:paragraph-properties fo:margin-top="0in" fo:margin-bottom="0in" loext:contextual-spacing="false"/>
    </style:style>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 style:family="text"/>
    <style:style style:name="WW-Footnote_20_Characters" style:display-name="WW-Footnote Characters" style:family="text"/>
    <style:style style:name="WW-Bullets"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 style:display-name="WW-Endnote Characters" style:family="text"/>
    <style:style style:name="WW-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 style:family="text"/>
    <style:style style:name="WW-Footnote_20_Characters1" style:display-name="WW-Footnote Characters1" style:family="text"/>
    <style:style style:name="WW-Bullets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 style:display-name="WW-Endnote Characters1" style:family="text"/>
    <style:style style:name="WW-WW8Num1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1" style:family="text"/>
    <style:style style:name="WW-Footnote_20_Characters11" style:display-name="WW-Footnote Characters11" style:family="text"/>
    <style:style style:name="WW-Bullets1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1" style:display-name="WW-Endnote Characters11" style:family="text"/>
    <style:style style:name="Emphasis" style:family="text">
      <style:text-properties fo:font-style="italic" style:font-style-asian="italic" style:font-style-complex="italic"/>
    </style:style>
    <style:style style:name="ListLabel_20_1" style:display-name="ListLabel 1" style:family="text">
      <style:text-properties fo:font-size="9pt" style:font-size-asian="9pt" style:font-name-complex="StarSymbol, 'Arial Unicode MS'1" style:font-family-complex="'StarSymbol, 'Arial Unicode MS''" style:font-family-generic-complex="system" style:font-pitch-complex="variable" style:font-size-complex="9pt"/>
    </style:style>
    <style:style style:name="ListLabel_20_2" style:display-name="ListLabel 2" style:family="text">
      <style:text-properties fo:font-size="9pt" style:font-size-asian="9pt" style:font-name-complex="Symbol1" style:font-family-complex="Symbol" style:font-family-generic-complex="system" style:font-pitch-complex="variable" style:font-size-complex="9pt"/>
    </style:style>
    <style:style style:name="ListLabel_20_3" style:display-name="ListLabel 3" style:family="text">
      <style:text-properties fo:font-size="9pt" style:font-size-asian="9pt" style:font-name-complex="Symbol1" style:font-family-complex="Symbol" style:font-family-generic-complex="system" style:font-pitch-complex="variable"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75in" fo:margin-left="1in" fo:margin-right="1in" style:writing-mode="lr-tb" style:layout-grid-color="#c0c0c0" style:layout-grid-lines="55" style:layout-grid-base-height="0.1453in" style:layout-grid-ruby-height="0.0217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11:19:29</meta:creation-date>
    <meta:keyword>Linux</meta:keyword>
    <meta:keyword>Unix</meta:keyword>
    <meta:keyword>VMware</meta:keyword>
    <meta:editing-cycles>34</meta:editing-cycles>
    <dc:subject>Christopher C. Petro.</dc:subject>
    <dc:title>Systems Archeologist, Process Anthropologist and General Troubleshooter</dc:title>
    <meta:editing-duration>P3DT5H2M46S</meta:editing-duration>
    <meta:generator>LibreOffice/5.1.3.2$Windows_x86 LibreOffice_project/644e4637d1d8544fd9f56425bd6cec110e49301b</meta:generator>
    <dc:date>2019-02-05T13:48:14.979000000</dc:date>
    <meta:print-date>2015-09-21T18:55:08.735531000</meta:print-date>
    <meta:document-statistic meta:table-count="0" meta:image-count="0" meta:object-count="0" meta:page-count="2" meta:paragraph-count="59" meta:word-count="892" meta:character-count="5948" meta:non-whitespace-character-count="5122"/>
  </office:meta>
</office:document-meta>
</file>